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180998858664687328"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986615590181686042"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889498797152659989"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8678326476412277865"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518379284019150324"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8674531440374141860" text:style-name="L6">
        <text:list-item>
          <text:list>
            <text:list-header>
              <text:p text:style-name="P185"><text:span text:style-name="T1">warm up:</text:span> 0.2 mile jog and rest 2 minutes</text:p>
              <text:p text:style-name="P185"><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1291600998768888038"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5376414292848020361"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39734388" text:continue-list="list1291600998768888038"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114229866000185340"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731969"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722347"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39736187" text:continue-numbering="true" text:style-name="L9">
        <text:list-item>
          <text:list>
            <text:list-header>
              <text:p text:style-name="P186">Warm down: <text:span text:style-name="T2">0.25 mile jog home</text:span></text:p>
              <text:p text:style-name="P187"/>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39723985" text:continue-numbering="true" text:style-name="L9">
        <text:list-item>
          <text:list>
            <text:list-header>
              <text:p text:style-name="P187">Time for 4.8 miles: 56: 32, Ave Pace: 11:51/mile, Ave HR:118,-&gt;1399 heartbeats/Mile</text:p>
              <text:p text:style-name="P18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736301" text:continue-numbering="true" text:style-name="L9">
        <text:list-item>
          <text:list>
            <text:list-header>
              <text:p text:style-name="P187">Today Oct 13:</text:p>
              <text:p text:style-name="P187">Time for 4.8 miles: 59: 34, Ave Pace: 12:24.5/mile, Ave HR:108.5,-&gt;1345 heartbeats/Mile</text:p>
              <text:p text:style-name="P187">On Thur <text:s/>Oct 8, 2020: </text:p>
              <text:p text:style-name="P187">Time for 4.8 miles: 59: 55, Ave Pace: 12:29/mile, Ave HR:112,-&gt;1398 heartbeats/Mile</text:p>
              <text:p text:style-name="P188">On Oct 8 when going up hill, I ran until my HR was up to 120 bpm and then walked until my HR was 110 bpm and then repeated.</text:p>
              <text:p text:style-name="P188">On Oct 13 when going up hill, I ran until my HR was up to 115 bpm and then walked until my HR was 105 bpm and then repeated.</text:p>
              <text:p text:style-name="P189">On Oct 13 my average rate was faster and heartbeats/mile was lower. Therefore this scheme is better. I should repeat these two workouts and also try the following:</text:p>
              <text:p text:style-name="P188">When going up hill, run until my HR is up to 110 bpm and then walk until my HR is 100 bpm and repeat.</text:p>
              <text:p text:style-name="P18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1852638783042017309"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7629357791638574967"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661411135401770011"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728760" text:continue-numbering="true" text:style-name="L12">
        <text:list-item>
          <text:list>
            <text:list-header>
              <text:p text:style-name="P191">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891709363272916235" text:style-name="L13">
        <text:list-item>
          <text:list>
            <text:list-header>
              <text:p text:style-name="P180">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550604294986149354"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995905128803433025" text:style-name="L15">
        <text:list-item>
          <text:list>
            <text:list-header>
              <text:p text:style-name="P169">1.5 miles averaging about 9:40/mile and rest 1 min</text:p>
            </text:list-header>
          </text:list>
        </text:list-item>
      </text:list>
      <text:p text:style-name="P23">1 mile in 8:26 and rest 2 min</text:p>
      <text:list xml:id="list1264724595872297657"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805140654515992911" text:style-name="L17">
        <text:list-item>
          <text:list>
            <text:list-header>
              <text:p text:style-name="P171">5.25 miles on roads and bike paths in Oosterwold</text:p>
              <text:p text:style-name="P181">Average pace: 11:08/mile</text:p>
              <text:p text:style-name="P18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712277" text:continue-numbering="true" text:style-name="L17">
        <text:list-item>
          <text:list>
            <text:list-header>
              <text:p text:style-name="P171">5.25 miles on roads and bike paths in Oosterwold</text:p>
              <text:p text:style-name="P181">Average pace: 9:52/mile</text:p>
              <text:p text:style-name="P181">Warm down: 0.25 miles</text:p>
            </text:list-header>
          </text:list>
        </text:list-item>
      </text:list>
      <text:p text:style-name="P10"/>
      <text:p text:style-name="P23">Tues May 17, 2022 no running</text:p>
      <text:list xml:id="list403133600116400950"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675870366020375036"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2669534174698812625"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39717307" text:continue-list="list5675870366020375036" text:style-name="L19">
        <text:list-item>
          <text:list>
            <text:list-header>
              <text:p text:style-name="P173">(Pace*HR)=1240</text:p>
            </text:list-header>
          </text:list>
        </text:list-item>
      </text:list>
      <text:list xml:id="list39716771" text:continue-list="list403133600116400950" text:style-name="L18">
        <text:list-item>
          <text:list>
            <text:list-header>
              <text:p text:style-name="P172">2 miles at 10:46/mile Ave HR= 121 bpm and rest a few minutes</text:p>
            </text:list-header>
          </text:list>
        </text:list-item>
      </text:list>
      <text:list xml:id="list39720019" text:continue-list="list39717307"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39716919"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914479992222403931"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958898264015683304"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221341116700095048" text:style-name="L23">
        <text:list-item>
          <text:list>
            <text:list-header>
              <text:p text:style-name="P18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7738644346533124876" text:style-name="L24">
        <text:list-item>
          <text:p text:style-name="P190">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360954710868215872"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613530837520377535"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39720761" text:continue-numbering="true" text:style-name="L26">
        <text:list-item>
          <text:list>
            <text:list-header>
              <text:p text:style-name="P177">0.1 mile lead in to a 4 mile run</text:p>
              <text:p text:style-name="P183">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731561"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316922560537250438" text:style-name="L27">
        <text:list-item>
          <text:list>
            <text:list-header>
              <text:p text:style-name="P178">3.7miles including 10 cemetery (3.2 miles) averaging 11:10/mile</text:p>
              <text:p text:style-name="P178">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10"><text:span text:style-name="T2">I was planning on running more 1/4's but I was really tired and my pulse was high.</text:span></text:p>
      <text:p text:style-name="P10">Warm down:<text:span text:style-name="T2"> 1.5 miles at 11:00/mile</text:span></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328581950033332024" text:style-name="L28">
        <text:list-item>
          <text:list>
            <text:list-header>
              <text:p text:style-name="P184"><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03T19:47:27.98</dc:date>
    <dc:creator>James Lombardi</dc:creator>
    <meta:editing-duration>P18DT18H2M45S</meta:editing-duration>
    <meta:editing-cycles>1432</meta:editing-cycles>
    <meta:generator>OpenOffice/4.1.2$Win32 OpenOffice.org_project/412m3$Build-9782</meta:generator>
    <meta:document-statistic meta:table-count="0" meta:image-count="9" meta:object-count="0" meta:page-count="151" meta:paragraph-count="4307" meta:word-count="47119" meta:character-count="242207"/>
  </office:meta>
</office:document-meta>
</file>